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4.5pt"/>
    </style:style>
    <style:style style:name="co2" style:family="table-column">
      <style:table-column-properties fo:break-before="auto" style:column-width="18.7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15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42.75pt"/>
    </style:style>
    <style:style style:name="co7" style:family="table-column">
      <style:table-column-properties fo:break-before="auto" style:column-width="86pt"/>
    </style:style>
    <style:style style:name="co8" style:family="table-column">
      <style:table-column-properties fo:break-before="auto" style:column-width="18pt"/>
    </style:style>
    <style:style style:name="co9" style:family="table-column">
      <style:table-column-properties fo:break-before="auto" style:column-width="24.94pt"/>
    </style:style>
    <style:style style:name="co10" style:family="table-column">
      <style:table-column-properties fo:break-before="auto" style:column-width="66.44pt"/>
    </style:style>
    <style:style style:name="co11" style:family="table-column">
      <style:table-column-properties fo:break-before="auto" style:column-width="26.25pt"/>
    </style:style>
    <style:style style:name="co12" style:family="table-column">
      <style:table-column-properties fo:break-before="auto" style:column-width="22.39pt"/>
    </style:style>
    <style:style style:name="co13" style:family="table-column">
      <style:table-column-properties fo:break-before="auto" style:column-width="90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Tid</text:p>
          </table:table-cell>
          <table:table-cell office:value-type="string" calcext:value-type="string">
            <text:p>Nilfisk resultat</text:p>
          </table:table-cell>
          <table:table-cell table:number-columns-repeated="3"/>
          <table:table-cell office:value-type="string" calcext:value-type="string">
            <text:p>Nilfisk Accuracy</text:p>
          </table:table-cell>
          <table:table-cell/>
          <table:table-cell office:value-type="string" calcext:value-type="string">
            <text:p>Cluster resultat</text:p>
          </table:table-cell>
          <table:table-cell/>
          <table:table-cell office:value-type="string" calcext:value-type="string">
            <text:p>Cluster</text:p>
          </table:table-cell>
          <table:table-cell/>
          <table:table-cell office:value-type="string" calcext:value-type="string">
            <text:p>Cluster Accuracy</text:p>
          </table:table-cell>
          <table:table-cell/>
          <table:table-cell office:value-type="string" calcext:value-type="string">
            <text:p>Actual</text:p>
          </table:table-cell>
          <table:table-cell table:number-columns-repeated="5"/>
          <table:table-cell office:value-type="string" calcext:value-type="string">
            <text:p>Scrubber speed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float" office:value="78.157" calcext:value-type="float">
            <text:p>78.157</text:p>
          </table:table-cell>
          <table:table-cell table:formula="of:=[.C2]*0.52*[.$V$2]" office:value-type="float" office:value="32.513312" calcext:value-type="float">
            <text:p>32.513312</text:p>
          </table:table-cell>
          <table:table-cell office:value-type="string" calcext:value-type="string">
            <text:p>m2</text:p>
          </table:table-cell>
          <table:table-cell table:formula="of:=[.C2]" office:value-type="float" office:value="78.157" calcext:value-type="float">
            <text:p>78.157</text:p>
          </table:table-cell>
          <table:table-cell office:value-type="string" calcext:value-type="string">
            <text:p>m</text:p>
          </table:table-cell>
          <table:table-cell table:formula="of:=[.D2]/[.R2]*100" office:value-type="float" office:value="172.805272389051" calcext:value-type="float">
            <text:p>172.805272389051</text:p>
          </table:table-cell>
          <table:table-cell office:value-type="string" calcext:value-type="string">
            <text:p>%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table:formula="of:=[.J2]*0.52" office:value-type="float" office:value="65.52" calcext:value-type="float">
            <text:p>65.52</text:p>
          </table:table-cell>
          <table:table-cell office:value-type="string" calcext:value-type="string">
            <text:p>m2</text:p>
          </table:table-cell>
          <table:table-cell table:formula="of:=[.L2]/[.P2]*100" office:value-type="float" office:value="184.56338028169" calcext:value-type="float">
            <text:p>184.56338028169</text:p>
          </table:table-cell>
          <table:table-cell office:value-type="string" calcext:value-type="string">
            <text:p>%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</text:p>
          </table:table-cell>
          <table:table-cell table:formula="of:=[.P2]*0.53" office:value-type="float" office:value="18.815" calcext:value-type="float">
            <text:p>18.815</text:p>
          </table:table-cell>
          <table:table-cell office:value-type="string" calcext:value-type="string">
            <text:p>m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m/s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2" calcext:value-type="float">
            <text:p>2</text:p>
          </table:table-cell>
          <table:table-cell office:value-type="float" office:value="77.765" calcext:value-type="float">
            <text:p>77.765</text:p>
          </table:table-cell>
          <table:table-cell table:formula="of:=[.C3]*0.52*[.$V$2]" office:value-type="float" office:value="32.35024" calcext:value-type="float">
            <text:p>32.35024</text:p>
          </table:table-cell>
          <table:table-cell office:value-type="string" calcext:value-type="string">
            <text:p>m2</text:p>
          </table:table-cell>
          <table:table-cell table:formula="of:=[.C3]" office:value-type="float" office:value="77.765" calcext:value-type="float">
            <text:p>77.765</text:p>
          </table:table-cell>
          <table:table-cell office:value-type="string" calcext:value-type="string">
            <text:p>m</text:p>
          </table:table-cell>
          <table:table-cell table:formula="of:=[.D3]/[.R3]*100" office:value-type="float" office:value="171.938559659846" calcext:value-type="float">
            <text:p>171.938559659846</text:p>
          </table:table-cell>
          <table:table-cell office:value-type="string" calcext:value-type="string">
            <text:p>%</text:p>
          </table:table-cell>
          <table:table-cell office:value-type="float" office:value="105.94" calcext:value-type="float">
            <text:p>105.94</text:p>
          </table:table-cell>
          <table:table-cell office:value-type="string" calcext:value-type="string">
            <text:p>m</text:p>
          </table:table-cell>
          <table:table-cell table:formula="of:=[.J3]*0.52" office:value-type="float" office:value="55.0888" calcext:value-type="float">
            <text:p>55.0888</text:p>
          </table:table-cell>
          <table:table-cell office:value-type="string" calcext:value-type="string">
            <text:p>m2</text:p>
          </table:table-cell>
          <table:table-cell table:formula="of:=[.L3]/[.P3]*100" office:value-type="float" office:value="155.179718309859" calcext:value-type="float">
            <text:p>155.179718309859</text:p>
          </table:table-cell>
          <table:table-cell office:value-type="string" calcext:value-type="string">
            <text:p>%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</text:p>
          </table:table-cell>
          <table:table-cell table:formula="of:=[.P3]*0.53" office:value-type="float" office:value="18.815" calcext:value-type="float">
            <text:p>18.81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3" calcext:value-type="float">
            <text:p>3</text:p>
          </table:table-cell>
          <table:table-cell office:value-type="float" office:value="74.227" calcext:value-type="float">
            <text:p>74.227</text:p>
          </table:table-cell>
          <table:table-cell table:formula="of:=[.C4]*0.52*[.$V$2]" office:value-type="float" office:value="30.878432" calcext:value-type="float">
            <text:p>30.878432</text:p>
          </table:table-cell>
          <table:table-cell office:value-type="string" calcext:value-type="string">
            <text:p>m2</text:p>
          </table:table-cell>
          <table:table-cell table:formula="of:=[.C4]" office:value-type="float" office:value="74.227" calcext:value-type="float">
            <text:p>74.227</text:p>
          </table:table-cell>
          <table:table-cell office:value-type="string" calcext:value-type="string">
            <text:p>m</text:p>
          </table:table-cell>
          <table:table-cell table:formula="of:=[.D4]/[.R4]*100" office:value-type="float" office:value="164.116035078395" calcext:value-type="float">
            <text:p>164.116035078395</text:p>
          </table:table-cell>
          <table:table-cell office:value-type="string" calcext:value-type="string">
            <text:p>%</text:p>
          </table:table-cell>
          <table:table-cell office:value-type="float" office:value="119.34" calcext:value-type="float">
            <text:p>119.34</text:p>
          </table:table-cell>
          <table:table-cell office:value-type="string" calcext:value-type="string">
            <text:p>m</text:p>
          </table:table-cell>
          <table:table-cell table:formula="of:=[.J4]*0.52" office:value-type="float" office:value="62.0568" calcext:value-type="float">
            <text:p>62.0568</text:p>
          </table:table-cell>
          <table:table-cell office:value-type="string" calcext:value-type="string">
            <text:p>m2</text:p>
          </table:table-cell>
          <table:table-cell table:formula="of:=[.L4]/[.P4]*100" office:value-type="float" office:value="174.807887323944" calcext:value-type="float">
            <text:p>174.807887323944</text:p>
          </table:table-cell>
          <table:table-cell office:value-type="string" calcext:value-type="string">
            <text:p>%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</text:p>
          </table:table-cell>
          <table:table-cell table:formula="of:=[.P4]*0.53" office:value-type="float" office:value="18.815" calcext:value-type="float">
            <text:p>18.81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 Sto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5]*0.52*[.$V$2]" office:value-type="float" office:value="37.44" calcext:value-type="float">
            <text:p>37.44</text:p>
          </table:table-cell>
          <table:table-cell office:value-type="string" calcext:value-type="string">
            <text:p>m2</text:p>
          </table:table-cell>
          <table:table-cell table:formula="of:=[.C5]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table:formula="of:=[.D5]/[.R5]*100" office:value-type="float" office:value="353.207547169811" calcext:value-type="float">
            <text:p>353.207547169811</text:p>
          </table:table-cell>
          <table:table-cell office:value-type="string" calcext:value-type="string">
            <text:p>%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m</text:p>
          </table:table-cell>
          <table:table-cell table:formula="of:=[.J5]*0.52" office:value-type="float" office:value="5.46" calcext:value-type="float">
            <text:p>5.46</text:p>
          </table:table-cell>
          <table:table-cell office:value-type="string" calcext:value-type="string">
            <text:p>m2</text:p>
          </table:table-cell>
          <table:table-cell table:formula="of:=[.L5]/[.P5]*100" office:value-type="float" office:value="27.3" calcext:value-type="float">
            <text:p>27.3</text:p>
          </table:table-cell>
          <table:table-cell office:value-type="string" calcext:value-type="string">
            <text:p>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[.P5]*0.53" office:value-type="float" office:value="10.6" calcext:value-type="float">
            <text:p>10.6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 Stop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formula="of:=[.C6]*0.52*[.$V$2]" office:value-type="float" office:value="36.192" calcext:value-type="float">
            <text:p>36.192</text:p>
          </table:table-cell>
          <table:table-cell office:value-type="string" calcext:value-type="string">
            <text:p>m2</text:p>
          </table:table-cell>
          <table:table-cell table:formula="of:=[.C6]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table:formula="of:=[.D6]/[.R6]*100" office:value-type="float" office:value="341.433962264151" calcext:value-type="float">
            <text:p>341.433962264151</text:p>
          </table:table-cell>
          <table:table-cell office:value-type="string" calcext:value-type="string">
            <text:p>%</text:p>
          </table:table-cell>
          <table:table-cell office:value-type="float" office:value="11.02" calcext:value-type="float">
            <text:p>11.02</text:p>
          </table:table-cell>
          <table:table-cell office:value-type="string" calcext:value-type="string">
            <text:p>m</text:p>
          </table:table-cell>
          <table:table-cell table:formula="of:=[.J6]*0.52" office:value-type="float" office:value="5.7304" calcext:value-type="float">
            <text:p>5.7304</text:p>
          </table:table-cell>
          <table:table-cell office:value-type="string" calcext:value-type="string">
            <text:p>m2</text:p>
          </table:table-cell>
          <table:table-cell table:formula="of:=[.L6]/[.P6]*100" office:value-type="float" office:value="28.652" calcext:value-type="float">
            <text:p>28.652</text:p>
          </table:table-cell>
          <table:table-cell office:value-type="string" calcext:value-type="string">
            <text:p>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[.P6]*0.53" office:value-type="float" office:value="10.6" calcext:value-type="float">
            <text:p>10.6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t Stop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table:formula="of:=[.C7]*0.52*[.$V$2]" office:value-type="float" office:value="36.192" calcext:value-type="float">
            <text:p>36.192</text:p>
          </table:table-cell>
          <table:table-cell office:value-type="string" calcext:value-type="string">
            <text:p>m2</text:p>
          </table:table-cell>
          <table:table-cell table:formula="of:=[.C7]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table:formula="of:=[.D7]/[.R7]*100" office:value-type="float" office:value="341.433962264151" calcext:value-type="float">
            <text:p>341.433962264151</text:p>
          </table:table-cell>
          <table:table-cell office:value-type="string" calcext:value-type="string">
            <text:p>%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m</text:p>
          </table:table-cell>
          <table:table-cell table:formula="of:=[.J7]*0.52" office:value-type="float" office:value="6.5728" calcext:value-type="float">
            <text:p>6.5728</text:p>
          </table:table-cell>
          <table:table-cell office:value-type="string" calcext:value-type="string">
            <text:p>m2</text:p>
          </table:table-cell>
          <table:table-cell table:formula="of:=[.L7]/[.P7]*100" office:value-type="float" office:value="32.864" calcext:value-type="float">
            <text:p>32.864</text:p>
          </table:table-cell>
          <table:table-cell office:value-type="string" calcext:value-type="string">
            <text:p>%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table:formula="of:=[.P7]*0.53" office:value-type="float" office:value="10.6" calcext:value-type="float">
            <text:p>10.6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10 m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8]*0.52*[.$V$2]" office:value-type="float" office:value="12.896" calcext:value-type="float">
            <text:p>12.896</text:p>
          </table:table-cell>
          <table:table-cell office:value-type="string" calcext:value-type="string">
            <text:p>m2</text:p>
          </table:table-cell>
          <table:table-cell table:formula="of:=[.C8]"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  <table:table-cell table:formula="of:=[.D8]/[.R8]*100" office:value-type="float" office:value="243.320754716981" calcext:value-type="float">
            <text:p>243.320754716981</text:p>
          </table:table-cell>
          <table:table-cell office:value-type="string" calcext:value-type="string">
            <text:p>%</text:p>
          </table:table-cell>
          <table:table-cell office:value-type="float" office:value="10.32" calcext:value-type="float">
            <text:p>10.32</text:p>
          </table:table-cell>
          <table:table-cell office:value-type="string" calcext:value-type="string">
            <text:p>m</text:p>
          </table:table-cell>
          <table:table-cell table:formula="of:=[.J8]*0.52" office:value-type="float" office:value="5.3664" calcext:value-type="float">
            <text:p>5.3664</text:p>
          </table:table-cell>
          <table:table-cell office:value-type="string" calcext:value-type="string">
            <text:p>m2</text:p>
          </table:table-cell>
          <table:table-cell table:formula="of:=[.L8]/[.P8]*100" office:value-type="float" office:value="53.664" calcext:value-type="float">
            <text:p>53.664</text:p>
          </table:table-cell>
          <table:table-cell office:value-type="string" calcext:value-type="string">
            <text:p>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[.P8]*0.53" office:value-type="float" office:value="5.3" calcext:value-type="float">
            <text:p>5.3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10 m</text:p>
          </table:table-cell>
          <table:table-cell office:value-type="float" office:value="2" calcext:value-type="float">
            <text:p>2</text:p>
          </table:table-cell>
          <table:table-cell office:value-type="float" office:value="27.44" calcext:value-type="float">
            <text:p>27.44</text:p>
          </table:table-cell>
          <table:table-cell table:formula="of:=[.C9]*0.52*[.$V$2]" office:value-type="float" office:value="11.41504" calcext:value-type="float">
            <text:p>11.41504</text:p>
          </table:table-cell>
          <table:table-cell office:value-type="string" calcext:value-type="string">
            <text:p>m2</text:p>
          </table:table-cell>
          <table:table-cell table:formula="of:=[.C9]" office:value-type="float" office:value="27.44" calcext:value-type="float">
            <text:p>27.44</text:p>
          </table:table-cell>
          <table:table-cell office:value-type="string" calcext:value-type="string">
            <text:p>m</text:p>
          </table:table-cell>
          <table:table-cell table:formula="of:=[.D9]/[.R9]*100" office:value-type="float" office:value="215.378113207547" calcext:value-type="float">
            <text:p>215.378113207547</text:p>
          </table:table-cell>
          <table:table-cell office:value-type="string" calcext:value-type="string">
            <text:p>%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m</text:p>
          </table:table-cell>
          <table:table-cell table:formula="of:=[.J9]*0.52" office:value-type="float" office:value="3.328" calcext:value-type="float">
            <text:p>3.328</text:p>
          </table:table-cell>
          <table:table-cell office:value-type="string" calcext:value-type="string">
            <text:p>m2</text:p>
          </table:table-cell>
          <table:table-cell table:formula="of:=[.L9]/[.P9]*100" office:value-type="float" office:value="33.28" calcext:value-type="float">
            <text:p>33.28</text:p>
          </table:table-cell>
          <table:table-cell office:value-type="string" calcext:value-type="string">
            <text:p>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[.P9]*0.53" office:value-type="float" office:value="5.3" calcext:value-type="float">
            <text:p>5.3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10 m</text:p>
          </table:table-cell>
          <table:table-cell office:value-type="float" office:value="3" calcext:value-type="float">
            <text:p>3</text:p>
          </table:table-cell>
          <table:table-cell office:value-type="float" office:value="26.82" calcext:value-type="float">
            <text:p>26.82</text:p>
          </table:table-cell>
          <table:table-cell table:formula="of:=[.C10]*0.52*[.$V$2]" office:value-type="float" office:value="11.15712" calcext:value-type="float">
            <text:p>11.15712</text:p>
          </table:table-cell>
          <table:table-cell office:value-type="string" calcext:value-type="string">
            <text:p>m2</text:p>
          </table:table-cell>
          <table:table-cell table:formula="of:=[.C10]" office:value-type="float" office:value="26.82" calcext:value-type="float">
            <text:p>26.82</text:p>
          </table:table-cell>
          <table:table-cell office:value-type="string" calcext:value-type="string">
            <text:p>m</text:p>
          </table:table-cell>
          <table:table-cell table:formula="of:=[.D10]/[.R10]*100" office:value-type="float" office:value="210.511698113208" calcext:value-type="float">
            <text:p>210.511698113208</text:p>
          </table:table-cell>
          <table:table-cell office:value-type="string" calcext:value-type="string">
            <text:p>%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m</text:p>
          </table:table-cell>
          <table:table-cell table:formula="of:=[.J10]*0.52" office:value-type="float" office:value="1.222" calcext:value-type="float">
            <text:p>1.222</text:p>
          </table:table-cell>
          <table:table-cell office:value-type="string" calcext:value-type="string">
            <text:p>m2</text:p>
          </table:table-cell>
          <table:table-cell table:formula="of:=[.L10]/[.P10]*100" office:value-type="float" office:value="12.22" calcext:value-type="float">
            <text:p>12.22</text:p>
          </table:table-cell>
          <table:table-cell office:value-type="string" calcext:value-type="string">
            <text:p>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formula="of:=[.P10]*0.53" office:value-type="float" office:value="5.3" calcext:value-type="float">
            <text:p>5.3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5 m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11]*0.52*[.$V$2]" office:value-type="float" office:value="10.816" calcext:value-type="float">
            <text:p>10.816</text:p>
          </table:table-cell>
          <table:table-cell office:value-type="string" calcext:value-type="string">
            <text:p>m2</text:p>
          </table:table-cell>
          <table:table-cell table:formula="of:=[.C11]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table:formula="of:=[.D11]/[.R11]*100" office:value-type="float" office:value="408.150943396226" calcext:value-type="float">
            <text:p>408.150943396226</text:p>
          </table:table-cell>
          <table:table-cell office:value-type="string" calcext:value-type="string">
            <text:p>%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m</text:p>
          </table:table-cell>
          <table:table-cell table:formula="of:=[.J11]*0.52" office:value-type="float" office:value="1.794" calcext:value-type="float">
            <text:p>1.794</text:p>
          </table:table-cell>
          <table:table-cell office:value-type="string" calcext:value-type="string">
            <text:p>m2</text:p>
          </table:table-cell>
          <table:table-cell table:formula="of:=[.L11]/[.P11]*100" office:value-type="float" office:value="35.88" calcext:value-type="float">
            <text:p>35.88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[.P11]*0.53" office:value-type="float" office:value="2.65" calcext:value-type="float">
            <text:p>2.6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5 m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C12]*0.52*[.$V$2]" office:value-type="float" office:value="11.648" calcext:value-type="float">
            <text:p>11.648</text:p>
          </table:table-cell>
          <table:table-cell office:value-type="string" calcext:value-type="string">
            <text:p>m2</text:p>
          </table:table-cell>
          <table:table-cell table:formula="of:=[.C12]"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table:formula="of:=[.D12]/[.R12]*100" office:value-type="float" office:value="439.547169811321" calcext:value-type="float">
            <text:p>439.547169811321</text:p>
          </table:table-cell>
          <table:table-cell office:value-type="string" calcext:value-type="string">
            <text:p>%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m</text:p>
          </table:table-cell>
          <table:table-cell table:formula="of:=[.J12]*0.52" office:value-type="float" office:value="2.1684" calcext:value-type="float">
            <text:p>2.1684</text:p>
          </table:table-cell>
          <table:table-cell office:value-type="string" calcext:value-type="string">
            <text:p>m2</text:p>
          </table:table-cell>
          <table:table-cell table:formula="of:=[.L12]/[.P12]*100" office:value-type="float" office:value="43.368" calcext:value-type="float">
            <text:p>43.368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[.P12]*0.53" office:value-type="float" office:value="2.65" calcext:value-type="float">
            <text:p>2.6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5 m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13]*0.52*[.$V$2]" office:value-type="float" office:value="11.232" calcext:value-type="float">
            <text:p>11.232</text:p>
          </table:table-cell>
          <table:table-cell office:value-type="string" calcext:value-type="string">
            <text:p>m2</text:p>
          </table:table-cell>
          <table:table-cell table:formula="of:=[.C13]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table:formula="of:=[.D13]/[.R13]*100" office:value-type="float" office:value="423.849056603774" calcext:value-type="float">
            <text:p>423.849056603774</text:p>
          </table:table-cell>
          <table:table-cell office:value-type="string" calcext:value-type="string">
            <text:p>%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m</text:p>
          </table:table-cell>
          <table:table-cell table:formula="of:=[.J13]*0.52" office:value-type="float" office:value="2.652" calcext:value-type="float">
            <text:p>2.652</text:p>
          </table:table-cell>
          <table:table-cell office:value-type="string" calcext:value-type="string">
            <text:p>m2</text:p>
          </table:table-cell>
          <table:table-cell table:formula="of:=[.L13]/[.P13]*100" office:value-type="float" office:value="53.04" calcext:value-type="float">
            <text:p>53.04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[.P13]*0.53" office:value-type="float" office:value="2.65" calcext:value-type="float">
            <text:p>2.6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5 m drej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14]*0.52*[.$V$2]" office:value-type="float" office:value="9.568" calcext:value-type="float">
            <text:p>9.568</text:p>
          </table:table-cell>
          <table:table-cell office:value-type="string" calcext:value-type="string">
            <text:p>m2</text:p>
          </table:table-cell>
          <table:table-cell table:formula="of:=[.C14]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table:formula="of:=[.D14]/[.R14]*100" office:value-type="float" office:value="361.056603773585" calcext:value-type="float">
            <text:p>361.056603773585</text:p>
          </table:table-cell>
          <table:table-cell office:value-type="string" calcext:value-type="string">
            <text:p>%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m</text:p>
          </table:table-cell>
          <table:table-cell table:formula="of:=[.J14]*0.52" office:value-type="float" office:value="3.224" calcext:value-type="float">
            <text:p>3.224</text:p>
          </table:table-cell>
          <table:table-cell office:value-type="string" calcext:value-type="string">
            <text:p>m2</text:p>
          </table:table-cell>
          <table:table-cell table:formula="of:=[.L14]/[.P14]*100" office:value-type="float" office:value="64.48" calcext:value-type="float">
            <text:p>64.48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[.P14]*0.53" office:value-type="float" office:value="2.65" calcext:value-type="float">
            <text:p>2.6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5 m drej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C15]*0.52*[.$V$2]" office:value-type="float" office:value="9.984" calcext:value-type="float">
            <text:p>9.984</text:p>
          </table:table-cell>
          <table:table-cell office:value-type="string" calcext:value-type="string">
            <text:p>m2</text:p>
          </table:table-cell>
          <table:table-cell table:formula="of:=[.C15]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table:formula="of:=[.D15]/[.R15]*100" office:value-type="float" office:value="376.754716981132" calcext:value-type="float">
            <text:p>376.754716981132</text:p>
          </table:table-cell>
          <table:table-cell office:value-type="string" calcext:value-type="string">
            <text:p>%</text:p>
          </table:table-cell>
          <table:table-cell office:value-type="float" office:value="11.74" calcext:value-type="float">
            <text:p>11.74</text:p>
          </table:table-cell>
          <table:table-cell office:value-type="string" calcext:value-type="string">
            <text:p>m</text:p>
          </table:table-cell>
          <table:table-cell table:formula="of:=[.J15]*0.52" office:value-type="float" office:value="6.1048" calcext:value-type="float">
            <text:p>6.1048</text:p>
          </table:table-cell>
          <table:table-cell office:value-type="string" calcext:value-type="string">
            <text:p>m2</text:p>
          </table:table-cell>
          <table:table-cell table:formula="of:=[.L15]/[.P15]*100" office:value-type="float" office:value="122.096" calcext:value-type="float">
            <text:p>122.096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[.P15]*0.53" office:value-type="float" office:value="2.65" calcext:value-type="float">
            <text:p>2.6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m 5 m drej</text:p>
          </table:table-cell>
          <table:table-cell office:value-type="float" office:value="3" calcext:value-type="float">
            <text:p>3</text:p>
          </table:table-cell>
          <table:table-cell office:value-type="float" office:value="26.02" calcext:value-type="float">
            <text:p>26.02</text:p>
          </table:table-cell>
          <table:table-cell table:formula="of:=[.C16]*0.52*[.$V$2]" office:value-type="float" office:value="10.82432" calcext:value-type="float">
            <text:p>10.82432</text:p>
          </table:table-cell>
          <table:table-cell office:value-type="string" calcext:value-type="string">
            <text:p>m2</text:p>
          </table:table-cell>
          <table:table-cell table:formula="of:=[.C16]" office:value-type="float" office:value="26.02" calcext:value-type="float">
            <text:p>26.02</text:p>
          </table:table-cell>
          <table:table-cell office:value-type="string" calcext:value-type="string">
            <text:p>m</text:p>
          </table:table-cell>
          <table:table-cell table:formula="of:=[.D16]/[.R16]*100" office:value-type="float" office:value="408.464905660377" calcext:value-type="float">
            <text:p>408.464905660377</text:p>
          </table:table-cell>
          <table:table-cell office:value-type="string" calcext:value-type="string">
            <text:p>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table:formula="of:=[.J16]*0.52" office:value-type="float" office:value="3.12" calcext:value-type="float">
            <text:p>3.12</text:p>
          </table:table-cell>
          <table:table-cell office:value-type="string" calcext:value-type="string">
            <text:p>m2</text:p>
          </table:table-cell>
          <table:table-cell table:formula="of:=[.L16]/[.P16]*100" office:value-type="float" office:value="62.4" calcext:value-type="float">
            <text:p>62.4</text:p>
          </table:table-cell>
          <table:table-cell office:value-type="string" calcext:value-type="string">
            <text:p>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table:formula="of:=[.P16]*0.53" office:value-type="float" office:value="2.65" calcext:value-type="float">
            <text:p>2.65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16])" office:value-type="float" office:value="305.106464" calcext:value-type="float">
            <text:p>305.106464</text:p>
          </table:table-cell>
          <table:table-cell table:number-columns-repeated="7"/>
          <table:table-cell table:formula="of:=SUM([.L2:.L16])" office:value-type="float" office:value="229.4084" calcext:value-type="float">
            <text:p>229.4084</text:p>
          </table:table-cell>
          <table:table-cell table:number-columns-repeated="5"/>
          <table:table-cell table:formula="of:=SUM([.R2:.R16])" office:value-type="float" office:value="120.045" calcext:value-type="float">
            <text:p>120.045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formula="of:=[.D22]/[.R22]*100" office:value-type="float" office:value="254.160076637927" calcext:value-type="float">
            <text:p>254.160076637927</text:p>
          </table:table-cell>
          <table:table-cell table:number-columns-repeated="7"/>
          <table:table-cell table:formula="of:=[.L22]/[.R22]*100" office:value-type="float" office:value="191.102003415386" calcext:value-type="float">
            <text:p>191.10200341538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9:52:47.046813973</meta:creation-date>
    <dc:date>2018-12-10T22:52:47.512519743</dc:date>
    <meta:editing-duration>PT7M19S</meta:editing-duration>
    <meta:editing-cycles>2</meta:editing-cycles>
    <meta:generator>LibreOffice/6.1.3.2$Linux_X86_64 LibreOffice_project/10$Build-2</meta:generator>
    <meta:document-statistic meta:table-count="1" meta:cell-count="302" meta:object-count="0"/>
  </office:meta>
</office:document-meta>
</file>